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CompositeAspect.toSAX( RendererAspectContext rendererContext , Layout layout , ContentHandler handl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AbstractCompositeAspect.processLayout( Layout layout , PortalService service , ContentHandler 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